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6922" svg:stroke-width="0.03cm" svg:stroke-color="#c0598e" draw:marker-start="" draw:marker-start-width="0.245cm" draw:marker-start-center="false" draw:marker-end="" draw:marker-end-width="0.245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38cm" fo:min-width="0.127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68a224" draw:marker-start="" draw:marker-start-width="0.229cm" draw:marker-start-center="false" draw:marker-end="" draw:marker-end-width="0.229cm" draw:marker-end-center="false" draw:fill="solid" draw:fill-color="#f2ffe5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68a224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183cm" svg:height="1.128cm" svg:x="9.619cm" svg:y="14.393cm">
            <text:p/>
          </draw:rect>
          <draw:frame draw:style-name="gr2" draw:text-style-name="P3" draw:layer="layout" svg:width="0.255cm" svg:height="0.38cm" svg:x="9.294cm" svg:y="14.158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214cm" svg:height="0.38cm" svg:x="11.871cm" svg:y="14.179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0.248cm" svg:height="0.38cm" svg:x="11.87cm" svg:y="15.3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0.265cm" svg:height="0.38cm" svg:x="9.252cm" svg:y="15.375cm">
            <draw:text-box>
              <text:p text:style-name="P2"><text:span text:style-name="T1">D</text:span></text:p>
            </draw:text-box>
          </draw:frame>
          <draw:line draw:style-name="gr3" draw:text-style-name="P4" draw:layer="layout" svg:x1="9.615cm" svg:y1="14.561cm" svg:x2="9.802cm" svg:y2="14.561cm">
            <text:p/>
          </draw:line>
          <draw:line draw:style-name="gr3" draw:text-style-name="P4" draw:layer="layout" svg:x1="9.802cm" svg:y1="14.564cm" svg:x2="9.802cm" svg:y2="14.395cm">
            <text:p/>
          </draw:line>
          <draw:polygon draw:style-name="gr4" draw:text-style-name="P5" draw:layer="layout" svg:width="2.188cm" svg:height="1.126cm" svg:x="9.608cm" svg:y="14.387cm" svg:viewBox="0 0 2189 1127" draw:points="4,1127 0,0 2189,4">
            <text:p/>
          </draw:polygon>
          <draw:line draw:style-name="gr5" draw:text-style-name="P4" draw:layer="layout" svg:x1="9.608cm" svg:y1="14.589cm" svg:x2="9.807cm" svg:y2="14.589cm">
            <text:p/>
          </draw:line>
          <draw:line draw:style-name="gr5" draw:text-style-name="P4" draw:layer="layout" svg:x1="9.809cm" svg:y1="14.387cm" svg:x2="9.809cm" svg:y2="14.58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922" draw:display-name="Dashed (var) 6922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07.734791675</meta:creation-date>
    <dc:date>2018-03-22T10:17:30.187190802</dc:date>
    <meta:editing-duration>PT22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